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4.251cm" style:rel-column-width="1638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1d0" officeooo:paragraph-rsid="001371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Test style3">
        <table:table-column table:style-name="Table1.A" table:number-columns-repeated="4"/>
        <table:table-row table:style-name="Table1.1">
          <table:table-cell table:style-name="Table1.A1" office:value-type="string">
            <text:p text:style-name="P2">test</text:p>
          </table:table-cell>
          <table:table-cell table:style-name="Table1.A1" office:value-type="string">
            <text:p text:style-name="P2">test</text:p>
          </table:table-cell>
          <table:table-cell table:style-name="Table1.A1" office:value-type="string">
            <text:p text:style-name="P2">test</text:p>
          </table:table-cell>
          <table:table-cell table:style-name="Table1.D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st_20_style3.1" style:display-name="Test style3.1" style:family="table-cell" style:parent-style-name="Test_20_style3">
      <style:table-cell-properties fo:border-left="0.06pt solid #000000" fo:border-top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Test_20_style3.2" style:display-name="Test style3.2" style:family="table-cell" style:parent-style-name="Test_20_style3">
      <style:table-cell-properties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Test_20_style3.3" style:display-name="Test style3.3" style:family="table-cell" style:parent-style-name="Test_20_style3">
      <style:table-cell-properties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Test_20_style3.4" style:display-name="Test style3.4" style:family="table-cell" style:parent-style-name="Test_20_style3">
      <style:table-cell-properties fo:border-left="0.06pt solid #000000" fo:border-righ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Test_20_style3.5" style:display-name="Test style3.5" style:family="table-cell" style:parent-style-name="Test_20_style3">
      <style:table-cell-properties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Test_20_style3.6" style:display-name="Test style3.6" style:family="table-cell" style:parent-style-name="Test_20_style3">
      <style:table-cell-properties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Test_20_style3.7" style:display-name="Test style3.7" style:family="table-cell" style:parent-style-name="Test_20_style3">
      <style:table-cell-properties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Test_20_style3.8" style:display-name="Test style3.8" style:family="table-cell" style:parent-style-name="Test_20_style3">
      <style:table-cell-properties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Test_20_style3.9" style:display-name="Test style3.9" style:family="table-cell" style:parent-style-name="Test_20_style3">
      <style:table-cell-properties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Test_20_style3.10" style:display-name="Test style3.10" style:family="table-cell" style:parent-style-name="Test_20_style3">
      <style:table-cell-properties fo:border-left="0.06pt solid #000000" fo:border-righ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Test_20_style3.11" style:display-name="Test style3.11" style:family="table-cell" style:parent-style-name="Test_20_style3">
      <style:table-cell-properties fo:border-left="0.06pt solid #000000" fo:border-top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Test_20_style3.12" style:display-name="Test style3.12" style:family="table-cell" style:parent-style-name="Test_20_style3">
      <style:table-cell-properties fo:border-left="0.06pt solid #000000" fo:border-right="0.06pt solid #000000" fo:border-top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Test_20_style3.13" style:display-name="Test style3.13" style:family="table-cell" style:parent-style-name="Test_20_style3">
      <style:table-cell-properties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Test_20_style3.14" style:display-name="Test style3.14" style:family="table-cell" style:parent-style-name="Test_20_style3">
      <style:table-cell-properties fo:border-left="0.06pt solid #000000" fo:border-righ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Test_20_style3.15" style:display-name="Test style3.15" style:family="table-cell" style:parent-style-name="Test_20_style3">
      <style:table-cell-properties fo:border-left="0.06pt solid #000000" fo:border-top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style:style style:name="Test_20_style3.16" style:display-name="Test style3.16" style:family="table-cell" style:parent-style-name="Test_20_style3">
      <style:table-cell-properties fo:border-left="0.06pt solid #000000" fo:border-bottom="0.06pt solid #000000"/>
      <style:text-properties style:use-window-font-color="true" style:font-size-asian="10.5pt" style:font-name-asian="Droid Sans Fallback" style:font-family-asian="'Droid Sans Fallback'" style:font-name-complex="Droid Sans Devanagari" style:font-family-complex="'Droid Sans Devanagari'"/>
    </style:style>
    <table:table-template table:name="Test style3" table:first-row-end-column="row" table:first-row-start-column="row" table:last-row-end-column="row" table:last-row-start-column="row">
      <table:first-row table:style-name="Test_20_style3.1"/>
      <table:last-row table:style-name="Test_20_style3.2"/>
      <table:first-column table:style-name="Test_20_style3.3"/>
      <table:last-column table:style-name="Test_20_style3.4"/>
      <table:body table:style-name="Test_20_style3.9"/>
      <table:even-rows table:style-name="Test_20_style3.5"/>
      <table:odd-rows table:style-name="Test_20_style3.6"/>
      <table:even-columns table:style-name="Test_20_style3.7"/>
      <table:odd-columns table:style-name="Test_20_style3.8"/>
      <table:background table:style-name="Test_20_style3.10"/>
      <loext:first-row-even-column table:style-name="Test_20_style3.15"/>
      <loext:last-row-even-column table:style-name="Test_20_style3.16"/>
      <loext:first-row-end-column table:style-name="Test_20_style3.12"/>
      <loext:first-row-start-column table:style-name="Test_20_style3.11"/>
      <loext:last-row-end-column table:style-name="Test_20_style3.14"/>
      <loext:last-row-start-column table:style-name="Test_20_style3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10:52:26.671688764</meta:creation-date>
    <dc:date>2016-07-15T10:53:42.238706090</dc:date>
    <meta:editing-duration>PT1M18S</meta:editing-duration>
    <meta:editing-cycles>1</meta:editing-cycles>
    <meta:document-statistic meta:table-count="1" meta:image-count="0" meta:object-count="0" meta:page-count="1" meta:paragraph-count="3" meta:word-count="3" meta:character-count="12" meta:non-whitespace-character-count="12"/>
    <meta:generator>LibreOfficeDev/5.3.0.0.alpha0$Linux_X86_64 LibreOffice_project/75fcbed766aa38bcf4da3c9e7735e8114d117389</meta:generator>
  </office:meta>
</office:document-meta>
</file>